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Times Roman" svg:font-family="'Times Roman'" style:font-family-generic="roman"/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5cm"/>
    </style:style>
    <style:style style:name="gr2" style:family="graphic" style:parent-style-name="standard">
      <style:graphic-properties svg:stroke-width="0.01cm" svg:stroke-color="#000000" draw:marker-start-width="0.215cm" draw:marker-end-width="0.215cm" draw:fill="none" draw:textarea-horizontal-align="justify" draw:textarea-vertical-align="middle" draw:auto-grow-height="false" fo:min-height="1.84cm" fo:min-width="12.99cm" fo:padding-top="0.13cm" fo:padding-bottom="0.13cm" fo:padding-left="0.255cm" fo:padding-right="0.255cm"/>
    </style:style>
    <style:style style:name="gr3" style:family="graphic" style:parent-style-name="standard">
      <style:graphic-properties svg:stroke-width="0.01cm" svg:stroke-color="#000000" draw:marker-start-width="0.215cm" draw:marker-end-width="0.215cm" draw:fill="none" draw:textarea-horizontal-align="justify" draw:textarea-vertical-align="middle" draw:auto-grow-height="false" fo:min-height="1.24cm" fo:min-width="0.99cm" fo:padding-top="0.13cm" fo:padding-bottom="0.13cm" fo:padding-left="0.255cm" fo:padding-right="0.255cm"/>
    </style:style>
    <style:style style:name="gr4" style:family="graphic" style:parent-style-name="standard">
      <style:graphic-properties svg:stroke-width="0.01cm" svg:stroke-color="#000000" draw:marker-start-width="0.215cm" draw:marker-end-width="0.215cm" draw:fill="none" draw:textarea-horizontal-align="justify" draw:textarea-vertical-align="middle" draw:auto-grow-height="false" fo:min-height="1.84cm" fo:min-width="12.99cm" fo:padding-top="0.13cm" fo:padding-bottom="0.13cm" fo:padding-left="0.255cm" fo:padding-right="0.255cm"/>
    </style:style>
    <style:style style:name="gr5" style:family="graphic" style:parent-style-name="objectwithoutfill">
      <style:graphic-properties svg:stroke-width="0.02cm" draw:marker-start-width="0.285cm" draw:marker-end="Arrow" draw:marker-end-width="0.185cm" draw:fill="none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svg:stroke-width="0.01cm" svg:stroke-color="#000000" draw:marker-start-width="0.215cm" draw:marker-end-width="0.215cm" draw:fill="none" draw:textarea-horizontal-align="justify" draw:textarea-vertical-align="middle" draw:auto-grow-height="false" fo:min-height="1.24cm" fo:min-width="4.59cm" fo:padding-top="0.13cm" fo:padding-bottom="0.13cm" fo:padding-left="0.255cm" fo:padding-right="0.255cm"/>
    </style:style>
    <style:style style:name="gr7" style:family="graphic" style:parent-style-name="standard">
      <style:graphic-properties svg:stroke-width="0.01cm" svg:stroke-color="#000000" draw:marker-start-width="0.215cm" draw:marker-end-width="0.215cm" draw:fill="none" draw:textarea-horizontal-align="justify" draw:textarea-vertical-align="middle" draw:auto-grow-height="false" fo:min-height="1.84cm" fo:min-width="7.59cm" fo:padding-top="0.13cm" fo:padding-bottom="0.13cm" fo:padding-left="0.255cm" fo:padding-right="0.255cm"/>
    </style:style>
    <style:style style:name="gr8" style:family="graphic" style:parent-style-name="standard">
      <style:graphic-properties svg:stroke-width="0.01cm" svg:stroke-color="#000000" draw:marker-start-width="0.215cm" draw:marker-end-width="0.215cm" draw:fill="none" draw:textarea-horizontal-align="justify" draw:textarea-vertical-align="middle" draw:auto-grow-height="false" fo:min-height="1.24cm" fo:min-width="2.69cm" fo:padding-top="0.13cm" fo:padding-bottom="0.13cm" fo:padding-left="0.255cm" fo:padding-right="0.255cm"/>
    </style:style>
    <style:style style:name="gr9" style:family="graphic" style:parent-style-name="standard">
      <style:graphic-properties draw:stroke="none" svg:stroke-color="#000000" draw:fill="none" draw:fill-color="#ffffff" fo:min-height="1.573cm"/>
    </style:style>
    <style:style style:name="gr10" style:family="graphic" style:parent-style-name="standard">
      <style:graphic-properties draw:stroke="none" svg:stroke-color="#000000" draw:fill="none" draw:fill-color="#ffffff" fo:min-height="0.55cm"/>
    </style:style>
    <style:style style:name="gr11" style:family="graphic" style:parent-style-name="standard">
      <style:graphic-properties svg:stroke-width="0.01cm" svg:stroke-color="#000000" draw:marker-start-width="0.215cm" draw:marker-end-width="0.215cm" draw:fill="none" draw:textarea-horizontal-align="justify" draw:textarea-vertical-align="middle" draw:auto-grow-height="false" fo:min-height="1.84cm" fo:min-width="4.59cm" fo:padding-top="0.13cm" fo:padding-bottom="0.13cm" fo:padding-left="0.255cm" fo:padding-right="0.255cm"/>
    </style:style>
    <style:style style:name="gr12" style:family="graphic" style:parent-style-name="standard">
      <style:graphic-properties draw:stroke="none" svg:stroke-color="#000000" draw:fill="none" draw:fill-color="#ffffff" fo:min-height="1.35cm"/>
    </style:style>
    <style:style style:name="gr13" style:family="graphic" style:parent-style-name="standard">
      <style:graphic-properties svg:stroke-width="0.01cm" svg:stroke-color="#000000" draw:marker-start-width="0.215cm" draw:marker-end-width="0.215cm" draw:fill="none" draw:textarea-horizontal-align="justify" draw:textarea-vertical-align="middle" draw:auto-grow-height="false" fo:min-height="1.24cm" fo:min-width="1.59cm" fo:padding-top="0.13cm" fo:padding-bottom="0.13cm" fo:padding-left="0.255cm" fo:padding-right="0.255cm"/>
    </style:style>
    <style:style style:name="gr14" style:family="graphic" style:parent-style-name="objectwithoutfill">
      <style:graphic-properties svg:stroke-width="0.1cm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text-properties style:font-name="Couri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Courier"/>
    </style:style>
    <style:style style:name="T1" style:family="text">
      <style:text-properties style:font-name="Couri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.7cm" svg:height="1cm" svg:x="10.5cm" svg:y="0.8cm">
          <draw:text-box>
            <text:p text:style-name="P1"><text:span text:style-name="T1">...</text:span></text:p>
          </draw:text-box>
        </draw:frame>
        <draw:custom-shape draw:style-name="gr2" draw:text-style-name="P2" draw:layer="layout" svg:width="13.5cm" svg:height="2.1cm" svg:x="1.6cm" svg:y="0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cm" svg:height="1.5cm" svg:x="1.9cm" svg:y="0.6cm">
          <text:p text:style-name="P2"><text:span text:style-name="T1">D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cm" svg:height="1.5cm" svg:x="3.862cm" svg:y="0.6cm">
          <text:p text:style-name="P2"><text:span text:style-name="T1">D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cm" svg:height="1.5cm" svg:x="5.9cm" svg:y="0.6cm">
          <text:p text:style-name="P2"><text:span text:style-name="T1">D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cm" svg:height="1.5cm" svg:x="13.2cm" svg:y="0.6cm">
          <text:p text:style-name="P2"><text:span text:style-name="T1">D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cm" svg:height="1.5cm" svg:x="7.9cm" svg:y="0.6cm">
          <text:p text:style-name="P2"><text:span text:style-name="T1">D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3.5cm" svg:height="2.1cm" svg:x="1.6cm" svg:y="3.7cm">
          <text:p text:style-name="P2"><text:span text:style-name="T1">Shared memory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.7cm" svg:y1="2.1cm" svg:x2="2.7cm" svg:y2="3.7cm">
          <text:p/>
        </draw:line>
        <draw:line draw:style-name="gr5" draw:text-style-name="P2" draw:layer="layout" svg:x1="4.6cm" svg:y1="2.1cm" svg:x2="4.6cm" svg:y2="3.7cm">
          <text:p/>
        </draw:line>
        <draw:line draw:style-name="gr5" draw:text-style-name="P2" draw:layer="layout" svg:x1="6.6cm" svg:y1="2.1cm" svg:x2="6.6cm" svg:y2="3.7cm">
          <text:p/>
        </draw:line>
        <draw:line draw:style-name="gr5" draw:text-style-name="P2" draw:layer="layout" svg:x1="8.6cm" svg:y1="2.1cm" svg:x2="8.6cm" svg:y2="3.7cm">
          <text:p/>
        </draw:line>
        <draw:line draw:style-name="gr5" draw:text-style-name="P2" draw:layer="layout" svg:x1="14cm" svg:y1="2.1cm" svg:x2="14cm" svg:y2="3.7cm">
          <text:p/>
        </draw:line>
        <draw:custom-shape draw:style-name="gr2" draw:text-style-name="P2" draw:layer="layout" svg:width="13.5cm" svg:height="2.1cm" svg:x="1.6cm" svg:y="7.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7cm" svg:height="1cm" svg:x="7.6cm" svg:y="7.6cm">
          <draw:text-box>
            <text:p text:style-name="P1"><text:span text:style-name="T1">...</text:span></text:p>
          </draw:text-box>
        </draw:frame>
        <draw:custom-shape draw:style-name="gr6" draw:text-style-name="P2" draw:layer="layout" svg:width="5.1cm" svg:height="1.5cm" svg:x="1.9cm" svg:y="7.4cm">
          <text:p text:style-name="P2"><text:span text:style-name="T1">DC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8.1cm" svg:height="2.1cm" svg:x="1.6cm" svg:y="10.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7cm" svg:height="1cm" svg:x="11.7cm" svg:y="11.1cm">
          <draw:text-box>
            <text:p text:style-name="P1"><text:span text:style-name="T1">...</text:span></text:p>
          </draw:text-box>
        </draw:frame>
        <draw:custom-shape draw:style-name="gr3" draw:text-style-name="P3" draw:layer="layout" svg:width="1.5cm" svg:height="1.5cm" svg:x="1.9cm" svg:y="10.9cm">
          <text:p text:style-name="P2"><text:span text:style-name="T1">Mo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3.862cm" svg:y="10.9cm">
          <text:p text:style-name="P2"><text:span text:style-name="T1">Mo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13.2cm" svg:y="10.9cm">
          <text:p text:style-name="P2"><text:span text:style-name="T1">Mod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cm" svg:height="1.5cm" svg:x="7.9cm" svg:y="10.9cm">
          <text:p text:style-name="P2"><text:span text:style-name="T1">Mo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5cm" svg:height="2.1cm" svg:x="1.6cm" svg:y="14.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7cm" svg:height="1cm" svg:x="9.3cm" svg:y="14.8cm">
          <draw:text-box>
            <text:p text:style-name="P1"><text:span text:style-name="T1">...</text:span></text:p>
          </draw:text-box>
        </draw:frame>
        <draw:custom-shape draw:style-name="gr8" draw:text-style-name="P2" draw:layer="layout" svg:width="3.2cm" svg:height="1.5cm" svg:x="5.5cm" svg:y="14.6cm">
          <text:p text:style-name="P2"><text:span text:style-name="T1">MEC</text:span>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5.2cm" svg:height="1.823cm" svg:x="15.7cm" svg:y="0.6cm">
          <draw:text-box>
            <text:p text:style-name="P3"><text:span text:style-name="T1">Data sources</text:span></text:p>
            <text:p text:style-name="P3"><text:span text:style-name="T1">(DAQ)</text:span></text:p>
          </draw:text-box>
        </draw:frame>
        <draw:line draw:style-name="gr5" draw:text-style-name="P2" draw:layer="layout" svg:x1="4.3cm" svg:y1="5.8cm" svg:x2="4.3cm" svg:y2="7.4cm">
          <text:p/>
        </draw:line>
        <draw:line draw:style-name="gr5" draw:text-style-name="P2" draw:layer="layout" svg:x1="12.3cm" svg:y1="5.8cm" svg:x2="12.3cm" svg:y2="7.4cm">
          <text:p/>
        </draw:line>
        <draw:frame draw:style-name="gr10" draw:text-style-name="P3" draw:layer="layout" svg:width="5.2cm" svg:height="1.699cm" svg:x="15.6cm" svg:y="7.3cm">
          <draw:text-box>
            <text:p text:style-name="P3"><text:span text:style-name="T1">Data collectors</text:span></text:p>
          </draw:text-box>
        </draw:frame>
        <draw:frame draw:style-name="gr10" draw:text-style-name="P3" draw:layer="layout" svg:width="5.2cm" svg:height="1.699cm" svg:x="15.8cm" svg:y="10.777cm">
          <draw:text-box>
            <text:p text:style-name="P3"><text:span text:style-name="T1">Analysis modules</text:span></text:p>
          </draw:text-box>
        </draw:frame>
        <draw:frame draw:style-name="gr1" draw:text-style-name="P1" draw:layer="layout" svg:width="1.7cm" svg:height="1cm" svg:x="5.8cm" svg:y="11.1cm">
          <draw:text-box>
            <text:p text:style-name="P1"><text:span text:style-name="T1">...</text:span></text:p>
          </draw:text-box>
        </draw:frame>
        <draw:custom-shape draw:style-name="gr3" draw:text-style-name="P2" draw:layer="layout" svg:width="1.5cm" svg:height="1.5cm" svg:x="10.4cm" svg:y="10.9cm">
          <text:p text:style-name="P2"><text:span text:style-name="T1">Mod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1cm" svg:height="2.1cm" svg:x="10cm" svg:y="10.6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1.2cm" svg:y1="8.9cm" svg:x2="8.6cm" svg:y2="10.9cm">
          <text:p/>
        </draw:line>
        <draw:line draw:style-name="gr5" draw:text-style-name="P2" draw:layer="layout" svg:x1="2.6cm" svg:y1="8.9cm" svg:x2="2.6cm" svg:y2="10.9cm">
          <text:p/>
        </draw:line>
        <draw:line draw:style-name="gr5" draw:text-style-name="P2" draw:layer="layout" svg:x1="4.6cm" svg:y1="8.9cm" svg:x2="4.6cm" svg:y2="10.9cm">
          <text:p/>
        </draw:line>
        <draw:frame draw:style-name="gr10" draw:text-style-name="P3" draw:layer="layout" svg:width="5.2cm" svg:height="2.423cm" svg:x="15.7cm" svg:y="14.177cm">
          <draw:text-box>
            <text:p text:style-name="P3"><text:span text:style-name="T1">Monitor element collectors</text:span></text:p>
          </draw:text-box>
        </draw:frame>
        <draw:line draw:style-name="gr5" draw:text-style-name="P2" draw:layer="layout" svg:x1="2.6cm" svg:y1="12.4cm" svg:x2="2.6cm" svg:y2="14.6cm">
          <text:p/>
        </draw:line>
        <draw:line draw:style-name="gr5" draw:text-style-name="P2" draw:layer="layout" svg:x1="4.6cm" svg:y1="12.4cm" svg:x2="4.6cm" svg:y2="14.6cm">
          <text:p/>
        </draw:line>
        <draw:custom-shape draw:style-name="gr8" draw:text-style-name="P2" draw:layer="layout" svg:width="3.2cm" svg:height="1.5cm" svg:x="1.9cm" svg:y="14.6cm">
          <text:p text:style-name="P2"><text:span text:style-name="T1">MEC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2cm" svg:height="1.5cm" svg:x="11.5cm" svg:y="14.6cm">
          <text:p text:style-name="P2"><text:span text:style-name="T1">MEC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1cm" svg:height="1.5cm" svg:x="9.6cm" svg:y="7.4cm">
          <text:p text:style-name="P2"><text:span text:style-name="T1">DC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8.1cm" svg:y1="12.4cm" svg:x2="8.1cm" svg:y2="14.6cm">
          <text:p/>
        </draw:line>
        <draw:line draw:style-name="gr5" draw:text-style-name="P2" draw:layer="layout" svg:x1="11.2cm" svg:y1="12.4cm" svg:x2="8.5cm" svg:y2="14.6cm">
          <text:p/>
        </draw:line>
        <draw:line draw:style-name="gr5" draw:text-style-name="P2" draw:layer="layout" svg:x1="13.7cm" svg:y1="12.4cm" svg:x2="13.7cm" svg:y2="14.6cm">
          <text:p/>
        </draw:line>
        <draw:frame draw:style-name="gr10" draw:text-style-name="P3" draw:layer="layout" svg:width="5.2cm" svg:height="1.699cm" svg:x="15.6cm" svg:y="3.9cm">
          <draw:text-box>
            <text:p text:style-name="P3"><text:span text:style-name="T1">Event builder</text:span></text:p>
          </draw:text-box>
        </draw:frame>
        <draw:custom-shape draw:style-name="gr2" draw:text-style-name="P2" draw:layer="layout" svg:width="13.5cm" svg:height="2.1cm" svg:x="1.6cm" svg:y="1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7cm" svg:height="1cm" svg:x="9.7cm" svg:y="18.5cm">
          <draw:text-box>
            <text:p text:style-name="P1"><text:span text:style-name="T1">...</text:span></text:p>
          </draw:text-box>
        </draw:frame>
        <draw:frame draw:style-name="gr12" draw:text-style-name="P3" draw:layer="layout" svg:width="5.6cm" svg:height="1.699cm" svg:x="15.3cm" svg:y="18.178cm">
          <draw:text-box>
            <text:p text:style-name="P3"><text:span text:style-name="T1">Visualisation client</text:span></text:p>
          </draw:text-box>
        </draw:frame>
        <draw:custom-shape draw:style-name="gr13" draw:text-style-name="P2" draw:layer="layout" svg:width="2.1cm" svg:height="1.5cm" svg:x="1.9cm" svg:y="18.3cm">
          <text:p text:style-name="P2"><text:span text:style-name="T1">GUI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.9cm" svg:y1="16.1cm" svg:x2="2.9cm" svg:y2="18.3cm">
          <text:p/>
        </draw:line>
        <draw:custom-shape draw:style-name="gr13" draw:text-style-name="P2" draw:layer="layout" svg:width="2.1cm" svg:height="1.5cm" svg:x="4.4cm" svg:y="18.3cm">
          <text:p text:style-name="P2"><text:span text:style-name="T1">GUI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1cm" svg:height="1.5cm" svg:x="6.9cm" svg:y="18.3cm">
          <text:p text:style-name="P2"><text:span text:style-name="T1">GUI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1cm" svg:height="1.5cm" svg:x="12.6cm" svg:y="18.3cm">
          <text:p text:style-name="P2"><text:span text:style-name="T1">GUI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4.7cm" svg:y1="16.1cm" svg:x2="4.7cm" svg:y2="18.3cm">
          <text:p/>
        </draw:line>
        <draw:line draw:style-name="gr5" draw:text-style-name="P2" draw:layer="layout" svg:x1="6.2cm" svg:y1="16.1cm" svg:x2="6.2cm" svg:y2="18.3cm">
          <text:p/>
        </draw:line>
        <draw:line draw:style-name="gr5" draw:text-style-name="P2" draw:layer="layout" svg:x1="7.9cm" svg:y1="16cm" svg:x2="7.9cm" svg:y2="18.3cm">
          <text:p/>
        </draw:line>
        <draw:line draw:style-name="gr5" draw:text-style-name="P2" draw:layer="layout" svg:x1="13.7cm" svg:y1="16.1cm" svg:x2="13.7cm" svg:y2="18.3cm">
          <text:p/>
        </draw:line>
        <draw:line draw:style-name="gr14" draw:text-style-name="P2" draw:layer="layout" svg:x1="1.1cm" svg:y1="0.2cm" svg:x2="1.1cm" svg:y2="20.2cm">
          <text:p/>
        </draw:line>
        <draw:frame draw:style-name="gr15" draw:text-style-name="P2" draw:layer="layout" svg:width="6.33cm" svg:height="0.962cm" draw:transform="rotate (1.5707963267949) translate (0.038cm 13.33cm)">
          <draw:text-box>
            <text:p text:style-name="P2">DATA <text:s text:c="9"/>FLOW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Times Roman" svg:font-family="'Times Roman'" style:font-family-generic="roman"/>
    <style:font-face style:name="Courier" svg:font-family="Courie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9T10:34:03.457733843</meta:creation-date>
    <dc:date>2016-04-29T11:51:15.973728144</dc:date>
    <meta:editing-duration>PT14M54S</meta:editing-duration>
    <meta:editing-cycles>1</meta:editing-cycles>
    <meta:document-statistic meta:object-count="60"/>
    <meta:generator>LibreOffice/4.3.3.2$Linux_x86 LibreOffice_project/430m0$Build-2</meta:generator>
  </office:meta>
</office:document-meta>
</file>